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5pt" officeooo:paragraph-rsid="000051fc" style:font-size-asian="15pt" style:font-size-complex="15pt"/>
    </style:style>
    <style:style style:name="P2" style:family="paragraph" style:parent-style-name="Standard">
      <style:text-properties style:font-name="Calibri" fo:font-size="15pt" officeooo:rsid="000051fc" officeooo:paragraph-rsid="000051fc" style:font-size-asian="15pt" style:font-size-complex="15pt"/>
    </style:style>
    <style:style style:name="P3" style:family="paragraph" style:parent-style-name="Standard">
      <style:text-properties officeooo:paragraph-rsid="000051fc"/>
    </style:style>
    <style:style style:name="T1" style:family="text">
      <style:text-properties officeooo:rsid="000051fc"/>
    </style:style>
    <style:style style:name="T2" style:family="text">
      <style:text-properties style:font-name="Calibri" fo:font-size="15pt" style:font-size-asian="15pt" style:font-size-complex="15pt"/>
    </style:style>
    <style:style style:name="T3" style:family="text">
      <style:text-properties style:font-name="Calibri" fo:font-size="15pt" officeooo:rsid="000051f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3002</text:p>
      <text:p text:style-name="P1"><text:s/>IWP </text:p>
      <text:p text:style-name="P3"><text:span text:style-name="T2">Project Title: Gam</text:span><text:span text:style-name="T3">ing</text:span><text:span text:style-name="T2"> Website </text:span></text:p>
      <text:p text:style-name="P1"/>
      <text:p text:style-name="P1"/>
      <text:p text:style-name="P1">Info:</text:p>
      <text:p text:style-name="P2">A Website where you can play games, rate it and upload it.</text:p>
      <text:p text:style-name="P1"/>
      <text:p text:style-name="P1"/>
      <text:p text:style-name="P1">Team details: </text:p>
      <text:p text:style-name="P1">-&gt;Harddik Bafna (20BKT0013) </text:p>
      <text:p text:style-name="P1">-&gt;<text:span text:style-name="T1">Atishay Jain (20BCB0128)</text:span></text:p>
      <text:p text:style-name="P1"/>
      <text:p text:style-name="P1">Frontend: </text:p>
      <text:p text:style-name="P1">-&gt;css framework</text:p>
      <text:p text:style-name="P1">-&gt;<text:span text:style-name="T1">Javascript</text:span></text:p>
      <text:p text:style-name="P1">-&gt;<text:span text:style-name="T1">Html</text:span></text:p>
      <text:p text:style-name="P1"/>
      <text:p text:style-name="P1"/>
      <text:p text:style-name="P1">Backend: </text:p>
      <text:p text:style-name="P1">-&gt;Mongo DB </text:p>
      <text:p text:style-name="P1">-&gt;Express Js </text:p>
      <text:p text:style-name="P1">-&gt;Node Js </text:p>
      <text:p text:style-name="P1"/>
      <text:p text:style-name="P1"/>
      <text:p text:style-name="P1">Hosting: </text:p>
      <text:p text:style-name="P1">-&gt;Heroku </text:p>
      <text:p text:style-name="P1">-&gt;Unity for making and uploading gam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00:09:09.391000000</meta:creation-date>
    <dc:date>2022-08-21T00:19:54.600000000</dc:date>
    <meta:editing-duration>PT15S</meta:editing-duration>
    <meta:editing-cycles>1</meta:editing-cycles>
    <meta:document-statistic meta:table-count="0" meta:image-count="0" meta:object-count="0" meta:page-count="1" meta:paragraph-count="19" meta:word-count="47" meta:character-count="316" meta:non-whitespace-character-count="275"/>
    <meta:generator>LibreOffice/7.0.0.3$Windows_X86_64 LibreOffice_project/8061b3e9204bef6b321a21033174034a5e2ea88e</meta:generator>
  </office:meta>
</office:document-meta>
</file>